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264b0" officeooo:paragraph-rsid="001264b0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264b0" officeooo:paragraph-rsid="001264b0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33fa1"/>
    </style:style>
    <style:style style:name="T1" style:family="text">
      <style:text-properties style:text-position="super 58%"/>
    </style:style>
    <style:style style:name="T2" style:family="text">
      <style:text-properties fo:font-size="16pt" fo:font-weight="normal" officeooo:rsid="001264b0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33fa1" style:font-size-asian="14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33fa1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9ae5" style:font-weight-asian="bold" style:font-weight-complex="bold"/>
    </style:style>
    <style:style style:name="T8" style:family="text">
      <style:text-properties officeooo:rsid="00139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</text:p>
      <text:p text:style-name="P2"/>
      <text:p text:style-name="P1">Introducing Relational Databases.</text:p>
      <text:p text:style-name="P1"/>
      <text:p text:style-name="P1"/>
      <text:p text:style-name="P1">1) Which field of the Customers table is the primary key?</text:p>
      <text:p text:style-name="P1"/>
      <text:p text:style-name="P1">ANS: <text:span text:style-name="T6">CNUM</text:span> is the primary key in the customer table.</text:p>
      <text:p text:style-name="P1"/>
      <text:p text:style-name="P1"/>
      <text:p text:style-name="P1"/>
      <text:p text:style-name="P1">2) What is the 4th column of the Customers table?</text:p>
      <text:p text:style-name="P1"/>
      <text:p text:style-name="P1">ANS: <text:span text:style-name="T6">RATING</text:span> is the 4<text:span text:style-name="T1">th</text:span> column of the Customers table.</text:p>
      <text:p text:style-name="P1"/>
      <text:p text:style-name="P1"/>
      <text:p text:style-name="P1">3) What is another word for row? For column?</text:p>
      <text:p text:style-name="P1"/>
      <text:p text:style-name="P1">ANS: Another word <text:span text:style-name="T6">f</text:span><text:span text:style-name="T7">or</text:span><text:span text:style-name="T6"> row is TUPLES</text:span> and <text:span text:style-name="T6">for column is ATTRIBUTES</text:span>.</text:p>
      <text:p text:style-name="P1"/>
      <text:p text:style-name="P1"/>
      <text:p text:style-name="P1">4) Why isn’t it possible to see the first five rows of a table?</text:p>
      <text:p text:style-name="P1"/>
      <text:p text:style-name="P3"><text:span text:style-name="T2">ANS: </text:span><text:span text:style-name="T3">R</text:span><text:span text:style-name="T4">ows inside a table are not sequentially </text:span><text:span text:style-name="T5">and </text:span><text:span text:style-name="T4">rows inside a table are scattered (fragmented) all over the DB server HD. <text:s/></text:span><text:span text:style-name="T5">W</text:span><text:span text:style-name="T4">hen you INSERT into a table wherever it finds the free space in the DB server HD, it will store the row there. </text:span><text:span text:style-name="T5">T</text:span><text:span text:style-name="T4">he reason that RDBMS does this is to speed up the INSERT statement. </text:span><text:span text:style-name="T5">W</text:span><text:span text:style-name="T4">hen you SELECT from a table, the order of rows in the output depends on the row address (searching is always sequential). </text:span><text:span text:style-name="T5">While</text:span><text:span text:style-name="T4"> SELECT from a table, the order of rows in the output will always be in ascending order of row address </text:span><text:span text:style-name="T5">also </text:span><text:span text:style-name="T4">when you UPDATE a row, if the row length is increasing, the row address MAY change (it's only in the case of VARCHAR that row length may increase). </text:span><text:span text:style-name="T5">H</text:span><text:span text:style-name="T4">ence, it's not possible to see </text:span><text:span text:style-name="T2">the first five rows of a tabl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46:54.092621523</meta:creation-date>
    <dc:date>2024-03-20T00:13:33.096673281</dc:date>
    <meta:editing-duration>PT7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24" meta:character-count="1179" meta:non-whitespace-character-count="964"/>
  </office:meta>
</office:document-meta>
</file>